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orizontal_20_Line">
      <style:paragraph-properties fo:margin-top="0in" fo:margin-bottom="0.0972in" style:contextual-spacing="false" fo:line-height="115%"/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Heading_20_3">
      <style:paragraph-properties fo:margin-top="0in" fo:margin-bottom="0.0972in" style:contextual-spacing="false" fo:line-height="115%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Preformatted_20_Text">
      <style:paragraph-properties fo:margin-top="0in" fo:margin-bottom="0.0972in" style:contextual-spacing="false" fo:line-height="115%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_20_body" style:list-style-name="L2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ext_20_body" style:list-style-name="L3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ext_20_body" style:list-style-name="L4"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L5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 style:list-style-name="L6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ext_20_body" style:list-style-name="L6">
      <style:text-properties fo:language="zxx" fo:country="none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iect: PlaceOrder Workflow - Orders Context</text:h>
      <text:h text:style-name="P2" text:outline-level="2">Context General</text:h>
      <text:p text:style-name="P3"><text:span text:style-name="Strong_20_Emphasis">Sistem:</text:span> Preluare comenzi, facturare și expediere <text:span text:style-name="Strong_20_Emphasis">Echipa:</text:span> 2 persoane <text:span text:style-name="Strong_20_Emphasis">Context Ales:</text:span> Orders (Preluarea comenzilor) <text:span text:style-name="Strong_20_Emphasis">Workflow Implementat:</text:span> PlaceOrder <text:span text:style-name="Strong_20_Emphasis">Comunicare:</text:span> Azure Service Bus (asincronă) <text:span text:style-name="Strong_20_Emphasis">Bază de Date:</text:span> SQL Server Express (local) / Azure SQL (production) <text:span text:style-name="Strong_20_Emphasis">API:</text:span> ASP.NET Core Web API cu Swagger</text:p>
      <text:p text:style-name="P4"/>
      <text:h text:style-name="P2" text:outline-level="2">Cerințe Funcționale</text:h>
      <text:h text:style-name="P5" text:outline-level="3">1. PlaceOrder Workflow</text:h>
      <text:p text:style-name="P3">Sistemul trebuie să permită unui client să plaseze o comandă cu următorii pași:</text:p>
      <text:list text:style-name="L1">
        <text:list-item>
          <text:p text:style-name="P6"><text:span text:style-name="Strong_20_Emphasis">Validare Comenză</text:span></text:p>
          <text:list>
            <text:list-item>
              <text:p text:style-name="P7">CustomerId trebuie valid </text:p>
            </text:list-item>
            <text:list-item>
              <text:p text:style-name="P7">Items array nu poate fi gol </text:p>
            </text:list-item>
            <text:list-item>
              <text:p text:style-name="P7">Fiecare item: ProductId + Quantity &gt; 0 </text:p>
            </text:list-item>
          </text:list>
        </text:list-item>
        <text:list-item>
          <text:p text:style-name="P6"><text:span text:style-name="Strong_20_Emphasis">Validare Client și Produs</text:span></text:p>
          <text:list>
            <text:list-item>
              <text:p text:style-name="P7">CustomerId trebuie să existe în baza de date </text:p>
            </text:list-item>
            <text:list-item>
              <text:p text:style-name="P7">Fiecare ProductId trebuie să existe </text:p>
            </text:list-item>
            <text:list-item>
              <text:p text:style-name="P7">Quantity ≤ 100 (max items per comandă) </text:p>
            </text:list-item>
          </text:list>
        </text:list-item>
        <text:list-item>
          <text:p text:style-name="P6"><text:span text:style-name="Strong_20_Emphasis">Verificare Stock</text:span></text:p>
          <text:list>
            <text:list-item>
              <text:p text:style-name="P7">Pentru fiecare item: availableStock ≥ requestedQuantity </text:p>
            </text:list-item>
            <text:list-item>
              <text:p text:style-name="P7">Dacă stock insuficient: reject cu OutOfStock </text:p>
            </text:list-item>
          </text:list>
        </text:list-item>
        <text:list-item>
          <text:p text:style-name="P6"><text:span text:style-name="Strong_20_Emphasis">Calcul Preț</text:span></text:p>
          <text:list>
            <text:list-item>
              <text:p text:style-name="P7">Subtotal = sum(unitPrice × quantity) </text:p>
            </text:list-item>
            <text:list-item>
              <text:p text:style-name="P7">Tax = subtotal × 19% </text:p>
            </text:list-item>
            <text:list-item>
              <text:p text:style-name="P7">Discount = aplicat dacă e cazul </text:p>
            </text:list-item>
            <text:list-item>
              <text:p text:style-name="P7">Total = subtotal + tax - discount </text:p>
            </text:list-item>
          </text:list>
        </text:list-item>
        <text:list-item>
          <text:p text:style-name="P6"><text:span text:style-name="Strong_20_Emphasis">Confirmare și Salvare</text:span></text:p>
          <text:list>
            <text:list-item>
              <text:p text:style-name="P7">Comandă salvată în baza de date </text:p>
            </text:list-item>
            <text:list-item>
              <text:p text:style-name="P7">Status = "Placed" </text:p>
            </text:list-item>
            <text:list-item>
              <text:p text:style-name="P7">OrderId generat (UUID/GUID) </text:p>
            </text:list-item>
          </text:list>
        </text:list-item>
        <text:list-item>
          <text:p text:style-name="P6"><text:span text:style-name="Strong_20_Emphasis">Publicare Eveniment</text:span></text:p>
          <text:list>
            <text:list-item>
              <text:p text:style-name="P7">OrderPlacedEvent publicat pe Azure Service Bus </text:p>
            </text:list-item>
            <text:list-item>
              <text:p text:style-name="P6">Fire-and-forget (nu se așteaptă răspuns) </text:p>
            </text:list-item>
          </text:list>
        </text:list-item>
      </text:list>
      <text:p text:style-name="P4"/>
      <text:h text:style-name="P2" text:outline-level="2"><text:soft-page-break/>API Endpoints</text:h>
      <text:h text:style-name="P5" text:outline-level="3">POST /api/orders/place</text:h>
      <text:p text:style-name="P3"><text:span text:style-name="Strong_20_Emphasis">Request:</text:span></text:p>
      <text:p text:style-name="P8"><text:span text:style-name="Source_20_Text">{</text:span></text:p>
      <text:p text:style-name="P8"><text:span text:style-name="Source_20_Text"><text:s text:c="2"/>"customerId": "CUST-12345",</text:span></text:p>
      <text:p text:style-name="P8"><text:span text:style-name="Source_20_Text"><text:s text:c="2"/>"items": [</text:span></text:p>
      <text:p text:style-name="P8"><text:span text:style-name="Source_20_Text"><text:s text:c="4"/>{</text:span></text:p>
      <text:p text:style-name="P8"><text:span text:style-name="Source_20_Text"><text:s text:c="6"/>"productId": "PROD-789",</text:span></text:p>
      <text:p text:style-name="P8"><text:span text:style-name="Source_20_Text"><text:s text:c="6"/>"quantity": 5</text:span></text:p>
      <text:p text:style-name="P8"><text:span text:style-name="Source_20_Text"><text:s text:c="4"/>}</text:span></text:p>
      <text:p text:style-name="P8"><text:span text:style-name="Source_20_Text"><text:s text:c="2"/>]</text:span></text:p>
      <text:p text:style-name="P8"><text:span text:style-name="Source_20_Text">}</text:span></text:p>
      <text:p text:style-name="P3"><text:span text:style-name="Strong_20_Emphasis">Response (Success - 200):</text:span></text:p>
      <text:p text:style-name="P8"><text:span text:style-name="Source_20_Text">{</text:span></text:p>
      <text:p text:style-name="P8"><text:span text:style-name="Source_20_Text"><text:s text:c="2"/>"success": true,</text:span></text:p>
      <text:p text:style-name="P8"><text:span text:style-name="Source_20_Text"><text:s text:c="2"/>"orderId": "ORD-2024-001",</text:span></text:p>
      <text:p text:style-name="P8"><text:span text:style-name="Source_20_Text"><text:s text:c="2"/>"customerId": "CUST-12345",</text:span></text:p>
      <text:p text:style-name="P8"><text:span text:style-name="Source_20_Text"><text:s text:c="2"/>"totalPrice": 599.95,</text:span></text:p>
      <text:p text:style-name="P8"><text:span text:style-name="Source_20_Text"><text:s text:c="2"/>"items": [</text:span></text:p>
      <text:p text:style-name="P8"><text:span text:style-name="Source_20_Text"><text:s text:c="4"/>{</text:span></text:p>
      <text:p text:style-name="P8"><text:span text:style-name="Source_20_Text"><text:s text:c="6"/>"productId": "PROD-789",</text:span></text:p>
      <text:p text:style-name="P8"><text:span text:style-name="Source_20_Text"><text:s text:c="6"/>"quantity": 5,</text:span></text:p>
      <text:p text:style-name="P8"><text:span text:style-name="Source_20_Text"><text:s text:c="6"/>"unitPrice": 99.99</text:span></text:p>
      <text:p text:style-name="P8"><text:span text:style-name="Source_20_Text"><text:s text:c="4"/>}</text:span></text:p>
      <text:p text:style-name="P8"><text:span text:style-name="Source_20_Text"><text:s text:c="2"/>],</text:span></text:p>
      <text:p text:style-name="P8"><text:span text:style-name="Source_20_Text"><text:s text:c="2"/>"placedAt": "2024-01-15T10:30:00Z"</text:span></text:p>
      <text:p text:style-name="P8"><text:span text:style-name="Source_20_Text">}</text:span></text:p>
      <text:p text:style-name="P3"><text:span text:style-name="Strong_20_Emphasis">Response (Failure - 400):</text:span></text:p>
      <text:p text:style-name="P8"><text:span text:style-name="Source_20_Text">{</text:span></text:p>
      <text:p text:style-name="P8"><text:span text:style-name="Source_20_Text"><text:s text:c="2"/>"success": false,</text:span></text:p>
      <text:p text:style-name="P8"><text:span text:style-name="Source_20_Text"><text:s text:c="2"/>"reasons": [</text:span></text:p>
      <text:p text:style-name="P8"><text:span text:style-name="Source_20_Text"><text:s text:c="4"/>"Customer CUST-99999 not found",</text:span></text:p>
      <text:p text:style-name="P8"><text:span text:style-name="Source_20_Text"><text:s text:c="4"/>"Product PROD-999 out of stock"</text:span></text:p>
      <text:p text:style-name="P8"><text:soft-page-break/><text:span text:style-name="Source_20_Text"><text:s text:c="2"/>]</text:span></text:p>
      <text:p text:style-name="P8"><text:span text:style-name="Source_20_Text">}</text:span></text:p>
      <text:p text:style-name="P4"/>
      <text:h text:style-name="P2" text:outline-level="2">Cerințe Tehnice</text:h>
      <text:h text:style-name="P5" text:outline-level="3">Arhitectură DDD</text:h>
      <text:list text:style-name="L2">
        <text:list-item>
          <text:p text:style-name="P9"><text:span text:style-name="Strong_20_Emphasis">Value Objects:</text:span> 8 (OrderId, CustomerId, ProductId, Quantity, UnitPrice, Price, TaxRate, OrderDate, OrderStatus) </text:p>
        </text:list-item>
        <text:list-item>
          <text:p text:style-name="P9"><text:span text:style-name="Strong_20_Emphasis">Entity States:</text:span> 7 (Unvalidated, Validated, InventoryChecked, PriceCalculated, Confirmed, Placed, Rejected) </text:p>
        </text:list-item>
        <text:list-item>
          <text:p text:style-name="P9"><text:span text:style-name="Strong_20_Emphasis">Operations:</text:span> 5 (Validate, CheckInventory, CalculatePrice, Confirm, Place) </text:p>
        </text:list-item>
        <text:list-item>
          <text:p text:style-name="P9"><text:span text:style-name="Strong_20_Emphasis">Workflow:</text:span> PlaceOrderWorkflow (compunere operații) </text:p>
        </text:list-item>
        <text:list-item>
          <text:p text:style-name="P10"><text:span text:style-name="Strong_20_Emphasis">Events:</text:span> 2 (OrderPlacedSucceededEvent, OrderPlacedFailedEvent) </text:p>
        </text:list-item>
      </text:list>
      <text:h text:style-name="P5" text:outline-level="3">Bază de Date</text:h>
      <text:p text:style-name="P3"><text:span text:style-name="Strong_20_Emphasis">Tabele:</text:span></text:p>
      <text:list text:style-name="L3">
        <text:list-item>
          <text:p text:style-name="P11"><text:span text:style-name="Source_20_Text">Orders</text:span> - comenzi plasate </text:p>
        </text:list-item>
        <text:list-item>
          <text:p text:style-name="P11"><text:span text:style-name="Source_20_Text">OrderItems</text:span> - liniile comenzii </text:p>
        </text:list-item>
        <text:list-item>
          <text:p text:style-name="P11"><text:span text:style-name="Source_20_Text">Customers</text:span> - clienți </text:p>
        </text:list-item>
        <text:list-item>
          <text:p text:style-name="P11"><text:span text:style-name="Source_20_Text">Products</text:span> - produse </text:p>
        </text:list-item>
        <text:list-item>
          <text:p text:style-name="P12"><text:span text:style-name="Source_20_Text">Inventory</text:span> - stocuri disponibile </text:p>
        </text:list-item>
      </text:list>
      <text:p text:style-name="P3"><text:span text:style-name="Strong_20_Emphasis">Conexiuni:</text:span></text:p>
      <text:list text:style-name="L4">
        <text:list-item>
          <text:p text:style-name="P13">SQL Server Express (Development) </text:p>
        </text:list-item>
        <text:list-item>
          <text:p text:style-name="P13">Azure SQL (Production) </text:p>
        </text:list-item>
        <text:list-item>
          <text:p text:style-name="P14">Entity Framework Core pentru ORM </text:p>
        </text:list-item>
      </text:list>
      <text:h text:style-name="P5" text:outline-level="3">Comunicare Asincronă</text:h>
      <text:list text:style-name="L5">
        <text:list-item>
          <text:p text:style-name="P15"><text:span text:style-name="Strong_20_Emphasis">Azure Service Bus</text:span> </text:p>
        </text:list-item>
        <text:list-item>
          <text:p text:style-name="P15"><text:span text:style-name="Strong_20_Emphasis">Topic:</text:span> <text:span text:style-name="Source_20_Text">order-events</text:span> </text:p>
        </text:list-item>
        <text:list-item>
          <text:p text:style-name="P15"><text:span text:style-name="Strong_20_Emphasis">Message Type:</text:span> OrderPlacedEvent </text:p>
        </text:list-item>
        <text:list-item>
          <text:p text:style-name="P16"><text:span text:style-name="Strong_20_Emphasis">Pattern:</text:span> Fire-and-forget (publikare, nu așteptare) </text:p>
        </text:list-item>
      </text:list>
      <text:h text:style-name="P5" text:outline-level="3">API Documentation</text:h>
      <text:list text:style-name="L6">
        <text:list-item>
          <text:p text:style-name="P17"><text:span text:style-name="Strong_20_Emphasis">Swagger/OpenAPI</text:span> pentru documentație </text:p>
        </text:list-item>
        <text:list-item>
          <text:p text:style-name="P17">Endpoint: <text:span text:style-name="Source_20_Text">/swagger</text:span> </text:p>
        </text:list-item>
        <text:list-item>
          <text:p text:style-name="P18">Testare manuală prin UI </text:p>
        </text:list-item>
      </text:list>
      <text:p text:style-name="P4"/>
      <text:h text:style-name="P2" text:outline-level="2"><text:soft-page-break/>Structura Proiectului</text:h>
      <text:p text:style-name="P8"><text:span text:style-name="Source_20_Text">OrdersService/</text:span></text:p>
      <text:p text:style-name="P8"><text:span text:style-name="Source_20_Text">├── Domain/</text:span></text:p>
      <text:p text:style-name="P8"><text:span text:style-name="Source_20_Text">│ <text:s text:c="2"/>├── Models/</text:span></text:p>
      <text:p text:style-name="P8"><text:span text:style-name="Source_20_Text">│ <text:s text:c="2"/>│ <text:s text:c="2"/>├── Commands/</text:span></text:p>
      <text:p text:style-name="P8"><text:span text:style-name="Source_20_Text">│ <text:s text:c="2"/>│ <text:s text:c="2"/>│ <text:s text:c="2"/>└── PlaceOrderCommand.cs</text:span></text:p>
      <text:p text:style-name="P8"><text:span text:style-name="Source_20_Text">│ <text:s text:c="2"/>│ <text:s text:c="2"/>├── Events/</text:span></text:p>
      <text:p text:style-name="P8"><text:span text:style-name="Source_20_Text">│ <text:s text:c="2"/>│ <text:s text:c="2"/>│ <text:s text:c="2"/>├── OrderPlacedEvent.cs</text:span></text:p>
      <text:p text:style-name="P8"><text:span text:style-name="Source_20_Text">│ <text:s text:c="2"/>│ <text:s text:c="2"/>│ <text:s text:c="2"/>└── OrderPlacedFailedEvent.cs</text:span></text:p>
      <text:p text:style-name="P8"><text:span text:style-name="Source_20_Text">│ <text:s text:c="2"/>│ <text:s text:c="2"/>├── ValueObjects/</text:span></text:p>
      <text:p text:style-name="P8"><text:span text:style-name="Source_20_Text">│ <text:s text:c="2"/>│ <text:s text:c="2"/>│ <text:s text:c="2"/>├── OrderId.cs</text:span></text:p>
      <text:p text:style-name="P8"><text:span text:style-name="Source_20_Text">│ <text:s text:c="2"/>│ <text:s text:c="2"/>│ <text:s text:c="2"/>├── CustomerId.cs</text:span></text:p>
      <text:p text:style-name="P8"><text:span text:style-name="Source_20_Text">│ <text:s text:c="2"/>│ <text:s text:c="2"/>│ <text:s text:c="2"/>├── ProductId.cs</text:span></text:p>
      <text:p text:style-name="P8"><text:span text:style-name="Source_20_Text">│ <text:s text:c="2"/>│ <text:s text:c="2"/>│ <text:s text:c="2"/>├── Quantity.cs</text:span></text:p>
      <text:p text:style-name="P8"><text:span text:style-name="Source_20_Text">│ <text:s text:c="2"/>│ <text:s text:c="2"/>│ <text:s text:c="2"/>├── UnitPrice.cs</text:span></text:p>
      <text:p text:style-name="P8"><text:span text:style-name="Source_20_Text">│ <text:s text:c="2"/>│ <text:s text:c="2"/>│ <text:s text:c="2"/>├── Price.cs</text:span></text:p>
      <text:p text:style-name="P8"><text:span text:style-name="Source_20_Text">│ <text:s text:c="2"/>│ <text:s text:c="2"/>│ <text:s text:c="2"/>├── TaxRate.cs</text:span></text:p>
      <text:p text:style-name="P8"><text:span text:style-name="Source_20_Text">│ <text:s text:c="2"/>│ <text:s text:c="2"/>│ <text:s text:c="2"/>├── OrderDate.cs</text:span></text:p>
      <text:p text:style-name="P8"><text:span text:style-name="Source_20_Text">│ <text:s text:c="2"/>│ <text:s text:c="2"/>│ <text:s text:c="2"/>└── OrderStatus.cs</text:span></text:p>
      <text:p text:style-name="P8"><text:span text:style-name="Source_20_Text">│ <text:s text:c="2"/>│ <text:s text:c="2"/>└── Entities/</text:span></text:p>
      <text:p text:style-name="P8"><text:span text:style-name="Source_20_Text">│ <text:s text:c="2"/>│ <text:s text:c="6"/>└── OrderStates.cs (7 states)</text:span></text:p>
      <text:p text:style-name="P8"><text:span text:style-name="Source_20_Text">│ <text:s text:c="2"/>├── Operations/</text:span></text:p>
      <text:p text:style-name="P8"><text:span text:style-name="Source_20_Text">│ <text:s text:c="2"/>│ <text:s text:c="2"/>├── ValidateOrderOperation.cs</text:span></text:p>
      <text:p text:style-name="P8"><text:span text:style-name="Source_20_Text">│ <text:s text:c="2"/>│ <text:s text:c="2"/>├── CheckInventoryOperation.cs</text:span></text:p>
      <text:p text:style-name="P8"><text:span text:style-name="Source_20_Text">│ <text:s text:c="2"/>│ <text:s text:c="2"/>├── CalculatePriceOperation.cs</text:span></text:p>
      <text:p text:style-name="P8"><text:span text:style-name="Source_20_Text">│ <text:s text:c="2"/>│ <text:s text:c="2"/>├── ConfirmOrderOperation.cs</text:span></text:p>
      <text:p text:style-name="P8"><text:span text:style-name="Source_20_Text">│ <text:s text:c="2"/>│ <text:s text:c="2"/>└── PlaceOrderOperation.cs</text:span></text:p>
      <text:p text:style-name="P8"><text:span text:style-name="Source_20_Text">│ <text:s text:c="2"/>├── Workflows/</text:span></text:p>
      <text:p text:style-name="P8"><text:span text:style-name="Source_20_Text">│ <text:s text:c="2"/>│ <text:s text:c="2"/>└── PlaceOrderWorkflow.cs</text:span></text:p>
      <text:p text:style-name="P8"><text:span text:style-name="Source_20_Text">│ <text:s text:c="2"/>└── Exceptions/</text:span></text:p>
      <text:p text:style-name="P8"><text:span text:style-name="Source_20_Text">│ <text:s text:c="6"/>├── DomainException.cs</text:span></text:p>
      <text:p text:style-name="P8"><text:span text:style-name="Source_20_Text">│ <text:s text:c="6"/>├── InvalidCustomerException.cs</text:span></text:p>
      <text:p text:style-name="P8"><text:span text:style-name="Source_20_Text">│ <text:s text:c="6"/>├── InvalidProductException.cs</text:span></text:p>
      <text:p text:style-name="P8"><text:soft-page-break/><text:span text:style-name="Source_20_Text">│ <text:s text:c="6"/>├── OutOfStockException.cs</text:span></text:p>
      <text:p text:style-name="P8"><text:span text:style-name="Source_20_Text">│ <text:s text:c="6"/>└── InvalidOrderException.cs</text:span></text:p>
      <text:p text:style-name="P8"><text:span text:style-name="Source_20_Text">├── Application/</text:span></text:p>
      <text:p text:style-name="P8"><text:span text:style-name="Source_20_Text">│ <text:s text:c="2"/>├── Services/</text:span></text:p>
      <text:p text:style-name="P8"><text:span text:style-name="Source_20_Text">│ <text:s text:c="2"/>│ <text:s text:c="2"/>├── OrderService.cs</text:span></text:p>
      <text:p text:style-name="P8"><text:span text:style-name="Source_20_Text">│ <text:s text:c="2"/>│ <text:s text:c="2"/>├── InventoryService.cs</text:span></text:p>
      <text:p text:style-name="P8"><text:span text:style-name="Source_20_Text">│ <text:s text:c="2"/>│ <text:s text:c="2"/>└── ServiceBusPublisher.cs</text:span></text:p>
      <text:p text:style-name="P8"><text:span text:style-name="Source_20_Text">│ <text:s text:c="2"/>└── DTOs/</text:span></text:p>
      <text:p text:style-name="P8"><text:span text:style-name="Source_20_Text">│ <text:s text:c="6"/>├── PlaceOrderRequest.cs</text:span></text:p>
      <text:p text:style-name="P8"><text:span text:style-name="Source_20_Text">│ <text:s text:c="6"/>└── PlaceOrderResponse.cs</text:span></text:p>
      <text:p text:style-name="P8"><text:span text:style-name="Source_20_Text">├── Infrastructure/</text:span></text:p>
      <text:p text:style-name="P8"><text:span text:style-name="Source_20_Text">│ <text:s text:c="2"/>├── Data/</text:span></text:p>
      <text:p text:style-name="P8"><text:span text:style-name="Source_20_Text">│ <text:s text:c="2"/>│ <text:s text:c="2"/>├── ApplicationDbContext.cs</text:span></text:p>
      <text:p text:style-name="P8"><text:span text:style-name="Source_20_Text">│ <text:s text:c="2"/>│ <text:s text:c="2"/>├── Migrations/</text:span></text:p>
      <text:p text:style-name="P8"><text:span text:style-name="Source_20_Text">│ <text:s text:c="2"/>│ <text:s text:c="2"/>└── Repositories/</text:span></text:p>
      <text:p text:style-name="P8"><text:span text:style-name="Source_20_Text">│ <text:s text:c="2"/>│ <text:s text:c="6"/>├── OrderRepository.cs</text:span></text:p>
      <text:p text:style-name="P8"><text:span text:style-name="Source_20_Text">│ <text:s text:c="2"/>│ <text:s text:c="6"/>├── CustomerRepository.cs</text:span></text:p>
      <text:p text:style-name="P8"><text:span text:style-name="Source_20_Text">│ <text:s text:c="2"/>│ <text:s text:c="6"/>├── ProductRepository.cs</text:span></text:p>
      <text:p text:style-name="P8"><text:span text:style-name="Source_20_Text">│ <text:s text:c="2"/>│ <text:s text:c="6"/>└── InventoryRepository.cs</text:span></text:p>
      <text:p text:style-name="P8"><text:span text:style-name="Source_20_Text">│ <text:s text:c="2"/>├── ServiceBus/</text:span></text:p>
      <text:p text:style-name="P8"><text:span text:style-name="Source_20_Text">│ <text:s text:c="2"/>│ <text:s text:c="2"/>└── ServiceBusPublisher.cs</text:span></text:p>
      <text:p text:style-name="P8"><text:span text:style-name="Source_20_Text">│ <text:s text:c="2"/>└── Configuration/</text:span></text:p>
      <text:p text:style-name="P8"><text:span text:style-name="Source_20_Text">│ <text:s text:c="6"/>└── ServiceConfiguration.cs</text:span></text:p>
      <text:p text:style-name="P8"><text:span text:style-name="Source_20_Text">├── Api/</text:span></text:p>
      <text:p text:style-name="P8"><text:span text:style-name="Source_20_Text">│ <text:s text:c="2"/>├── Controllers/</text:span></text:p>
      <text:p text:style-name="P8"><text:span text:style-name="Source_20_Text">│ <text:s text:c="2"/>│ <text:s text:c="2"/>└── OrdersController.cs</text:span></text:p>
      <text:p text:style-name="P8"><text:span text:style-name="Source_20_Text">│ <text:s text:c="2"/>└── Program.cs</text:span></text:p>
      <text:p text:style-name="P8"><text:span text:style-name="Source_20_Text">├── appsettings.json</text:span></text:p>
      <text:p text:style-name="P8"><text:span text:style-name="Source_20_Text">├── appsettings.Development.json</text:span></text:p>
      <text:p text:style-name="P8"><text:span text:style-name="Source_20_Text">├── OrdersService.csproj</text:span></text:p>
      <text:p text:style-name="P8"><text:span text:style-name="Source_20_Text">└── README.md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15:16:26.330837300</meta:creation-date>
    <dc:date>2025-12-03T14:04:47.389822300</dc:date>
    <meta:editing-duration>PT1H30M44S</meta:editing-duration>
    <meta:editing-cycles>5</meta:editing-cycles>
    <meta:generator>LibreOffice/25.8.3.2$Windows_X86_64 LibreOffice_project/8ca8d55c161d602844f5428fa4b58097424e324e</meta:generator>
    <meta:document-statistic meta:table-count="0" meta:image-count="0" meta:object-count="0" meta:page-count="5" meta:paragraph-count="155" meta:word-count="615" meta:character-count="4418" meta:non-whitespace-character-count="3630"/>
  </office:meta>
</office:document-meta>
</file>